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margin-top="0.212cm" fo:margin-bottom="0cm"/>
      <style:text-properties fo:language="de" fo:country="DE"/>
    </style:style>
    <style:style style:name="P3" style:family="paragraph" style:parent-style-name="Heading_20_3">
      <style:paragraph-properties fo:margin-top="0.212cm" fo:margin-bottom="0cm"/>
      <style:text-properties fo:language="de" fo:country="DE"/>
    </style:style>
    <style:style style:name="P4" style:family="paragraph" style:parent-style-name="Standard" style:list-style-name="WW8Num9">
      <style:text-properties fo:language="de" fo:country="DE"/>
    </style:style>
    <style:style style:name="P5" style:family="paragraph" style:parent-style-name="Standard" style:list-style-name="WW8Num11">
      <style:text-properties fo:language="de" fo:country="DE"/>
    </style:style>
    <style:style style:name="P6" style:family="paragraph" style:parent-style-name="Standard" style:list-style-name="WW8Num3">
      <style:text-properties fo:language="de" fo:country="DE"/>
    </style:style>
    <style:style style:name="P7" style:family="paragraph" style:parent-style-name="Standard" style:list-style-name="L1">
      <style:paragraph-properties fo:margin-top="0.212cm" fo:margin-bottom="0cm"/>
      <style:text-properties fo:language="de" fo:country="DE"/>
    </style:style>
    <style:style style:name="P8" style:family="paragraph" style:parent-style-name="Standard" style:list-style-name="L2">
      <style:paragraph-properties fo:margin-top="0.212cm" fo:margin-bottom="0cm"/>
      <style:text-properties fo:language="de" fo:country="DE"/>
    </style:style>
    <style:style style:name="P9" style:family="paragraph" style:parent-style-name="Heading_20_2">
      <style:text-properties fo:language="de" fo:country="DE"/>
    </style:style>
    <style:style style:name="P10" style:family="paragraph" style:parent-style-name="Heading_20_2" style:master-page-name="Standard">
      <style:paragraph-properties style:page-number="auto"/>
      <style:text-properties fo:language="de" fo:country="DE"/>
    </style:style>
    <style:style style:name="P11" style:family="paragraph" style:parent-style-name="Heading_20_2" style:list-style-name="">
      <style:paragraph-properties fo:margin-left="0cm" fo:margin-right="0cm" fo:text-indent="0cm" style:auto-text-indent="false"/>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9385520271789336" text:style-name="WW8Num1">
        <text:list-item>
          <text:list>
            <text:list-item>
              <text:h text:style-name="P10" text:outline-level="2">Zielbestimmung</text:h>
            </text:list-item>
          </text:list>
        </text:list-item>
      </text:list>
      <text:p text:style-name="P3">Musskriterien</text:p>
      <text:p text:style-name="P2">- Struktrogramm dynamisch mittels GUI erstellen (WYSIWYG-Editor)</text:p>
      <text:p text:style-name="P2">- Baumstruktur des Struktogramms visualisieren</text:p>
      <text:p text:style-name="P2">- Speichern/Laden (Serialisierungsstuff)</text:p>
      <text:p text:style-name="P2">- </text:p>
      <text:p text:style-name="P3">Wunschkriterien</text:p>
      <text:list xml:id="list286320343916342269" text:style-name="L2">
        <text:list-item>
          <text:p text:style-name="P8">XML Generation aus Struktogramm</text:p>
        </text:list-item>
        <text:list-item>
          <text:p text:style-name="P8">Struktogramm Ausführung</text:p>
        </text:list-item>
      </text:list>
      <text:list xml:id="list4911126081867284202" text:style-name="L1">
        <text:list-item>
          <text:p text:style-name="P7">Bildererstellung</text:p>
        </text:list-item>
      </text:list>
      <text:p text:style-name="P3">Abgrenzungskriterien</text:p>
      <text:p text:style-name="P1"/>
      <text:p text:style-name="P1">In diesem Kapitel wird beschrieben, welche Ziele durch den Einsatz des Produktes erreicht werden sollen. Um den Entscheidungsraum für die Realisierung abzustecken und um die Wahl von Realisierungsalternativen zu erleichtern, erfolgt die Zielbestimmung durch die Festlegung von Muss-, Wunsch- und Abgrenzungskriterien.</text:p>
      <text:p text:style-name="P1">Unter Musskriterien wird aufgeführt, welche Leistungen für das Produkt unabdingbar sind, damit es für den vorgesehenen Einsatzzweck verwendet werden kann. Sie müssen auf jeden Fall erfüllt werden.</text:p>
      <text:p text:style-name="P1">Wunschkriterien beschreiben Wünsche an das zu entwickelnde Produkt, die nicht unabdingbar sind, deren Erfüllung aber so gut wie möglich angestrebt werden sollte.</text:p>
      <text:p text:style-name="P1">Abgrenzungskriterien sollen deutlich machen, welche Ziele mit dem Produkt bewusst nicht erreicht werden sollen. Da die Wünsche an ein Produkt im allgemeinen sehr umfangreich und oft leicht formulierbar sind, soll dieser Abschnitt dazu dienen, Abgrenzungen des Produktes zu definieren.</text:p>
      <text:list xml:id="list38739224" text:continue-list="list1199385520271789336" text:style-name="WW8Num1">
        <text:list-item>
          <text:list>
            <text:list-item>
              <text:h text:style-name="P9" text:outline-level="2">Produkteinsatz</text:h>
            </text:list-item>
          </text:list>
        </text:list-item>
      </text:list>
      <text:p text:style-name="P3">Anwendungsbereiche</text:p>
      <text:p text:style-name="P3">Zielgruppen</text:p>
      <text:p text:style-name="P3">Betriebsbedingungen</text:p>
      <text:p text:style-name="P1"/>
      <text:p text:style-name="P1">Da der geplante Produkteinsatz wesentliche Auswirkungen auf die funktionale Mächtigkeit und auf die Qualitätsmerkmale hat, werden in diesem Abschnitt die Anwendungsbereiche, z.B. Textverarbeitung im Büro, und die Zielgruppen, z.B. Sekretärinnen, Schreibkräfte, definiert. Unter Unständen sollte auch festgelegt werden, von welchen Voraussetzungen, z.B. bezüglich des Qualifikationsniveaus des Benutzers, ausgegangen wird.</text:p>
      <text:p text:style-name="P1">Ebenfalls kann es sinnvoll sein, explizit anzugeben, für welche Anwendungsbereiche und Zielgruppen das Produkt nicht vorgesehen ist, z.B. für den DV-unkundigen Benutzer.</text:p>
      <text:p text:style-name="P1">Deckt das Produkt verschiedene Anwendungsbereiche und Zielgruppen ab, dann ist eine Aufführung der unterschiedlichen Bedürfnisse und Anforderungen nötig.</text:p>
      <text:p text:style-name="P1">Unter Betriebsbedingungen werden folgende Punkte beschrieben:</text:p>
      <text:list xml:id="list442970884430263355" text:style-name="WW8Num9">
        <text:list-item>
          <text:p text:style-name="P4">physikalische Umgebung des Systems,</text:p>
        </text:list-item>
        <text:list-item>
          <text:p text:style-name="P4">tägliche Betriebszeit,</text:p>
        </text:list-item>
        <text:list-item>
          <text:p text:style-name="P4">ständige Beobachtung des Systems durch Bediener oder unbeaufsichtigter Betrieb.</text:p>
        </text:list-item>
      </text:list>
      <text:list xml:id="list38754378" text:continue-list="list38739224" text:style-name="WW8Num1">
        <text:list-item>
          <text:list>
            <text:list-item>
              <text:h text:style-name="P9" text:outline-level="2"><text:soft-page-break/>Produktumgebung</text:h>
            </text:list-item>
          </text:list>
        </text:list-item>
      </text:list>
      <text:p text:style-name="P3">Software</text:p>
      <text:p text:style-name="P3">Hardware</text:p>
      <text:p text:style-name="P3">Orgware</text:p>
      <text:p text:style-name="P3">Produktschnittstellen</text:p>
      <text:p text:style-name="P1"/>
      <text:p text:style-name="P1">In diesem Kapitel wird die Umgebung des Produktes beschrieben.</text:p>
      <text:p text:style-name="P1">Unter Software wird angegeben, welche Softwaresysteme (Betriebssystem, Laufzeitsystem, Datenbank, Fenstersystem usw.) auf der Zielmaschine (Maschine, auf der das fertig gestellte Produkt eingesetzt werden soll) zur Verfügung stehen.</text:p>
      <text:p text:style-name="P1">Unter Hardware wird aufgeführt, welche Hardwarekomponenten (CPU, Peripherie, z.B. Grafikbildschirm, Drucker) in minimaler und maximaler Konfiguration für den Produkteinsatz vorgesehen sind.</text:p>
      <text:p text:style-name="P1">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1">Unter Produktschnittstellen wird das Produkt in eine bestehende oder geplante Produktfamilie eingeordnet oder die geforderten bzw. genutzten Schnittstellen zu anderen Produkten werden definiert bzw. vereinbart (z.B. Schnittstelle zum Ferndiagnosesystem).</text:p>
      <text:p text:style-name="P1">Außerdem kann auf andere Produkte verwiesen werden, die denselben Anwendungsbereich abdecken oder dieselbe Zielgruppe ansprechen.</text:p>
      <text:list xml:id="list38763672" text:continue-numbering="true" text:style-name="WW8Num1">
        <text:list-item>
          <text:list>
            <text:list-item>
              <text:h text:style-name="P9" text:outline-level="2">Produktfunktionen</text:h>
            </text:list-item>
          </text:list>
        </text:list-item>
      </text:list>
      <text:p text:style-name="P3">Funktion 1</text:p>
      <text:p text:style-name="P3">Funktion 2 usw.</text:p>
      <text:p text:style-name="P1"/>
      <text:p text:style-name="P1">Unter Produktfunktionen erfolgt die funktionale Beschreibung des Produktes aus Benutzersicht.</text:p>
      <text:p text:style-name="P1">Dieses Kapitel sollte in so viele Abschnitte gegliedert werden, wie das Produkt Funktionen oder Funktionsbereiche aufweist. Eine Funktion kann auch durch Aufgliederung in Unterabschnitte weiter verfeinert werden.</text:p>
      <text:p text:style-name="P1">Es sollte hier besonders darauf geachtet werden, dass nicht das WIE, sondern ausschließlich das WAS definiert wird.</text:p>
      <text:p text:style-name="P1">Innerhalb jeder Funktion solle Einzelanforderungen in verbaler Form beschrieben werden. Jede Einzelanforderung ist durch eine voran gesetzte Zahl mit voran gesetztem F, eingeschlossen in Schrägstriche, zu markieren (z.B. /F10/), um eindeutig referenzieren zu können.</text:p>
      <text:p text:style-name="P1">Handelt es sich bei der Einzelanforderung um ein Wunschkriterium, dann wird hinter die Ziffer ein W gesetzt (z.B. /F10W/).</text:p>
      <text:p text:style-name="P1">Bei der Erstellung des Pflichtenheftes sollen die Anforderungen in 10er-Schritten durchnumeriert werden, um später zusätzliche Anforderungen leicht einfügen zu können.</text:p>
      <text:p text:style-name="P1">Die Funktionen sollen unabhängig von einem bestimmten Bildschirmlayout oder einer bestimmten Tastenbelegung geschrieben werden. Diese Festlegungen erfolgen erst im Kapitel 7 Benutzungsschnittstelle.</text:p>
      <text:p text:style-name="P1">Bei Produkten, die keine Benutzungsoberfläche besitzen, werden hier analog die Funktionen beschrieben, die das anwendende System benötigt.</text:p>
      <text:list xml:id="list38741376" text:continue-numbering="true" text:style-name="WW8Num1">
        <text:list-item>
          <text:list>
            <text:list-item>
              <text:h text:style-name="P9" text:outline-level="2"><text:soft-page-break/>Produktdaten</text:h>
            </text:list-item>
          </text:list>
        </text:list-item>
      </text:list>
      <text:p text:style-name="P3">Daten 1</text:p>
      <text:p text:style-name="P3">Daten 2 usw.</text:p>
      <text:p text:style-name="P1"/>
      <text:p text:style-name="P1">Beschreibung der langfristig zu speichernden Daten aus Benutzersicht.</text:p>
      <text:p text:style-name="P1">Referenzierung: /D10/ usw.</text:p>
      <text:list xml:id="list38757119" text:continue-numbering="true" text:style-name="WW8Num1">
        <text:list-item>
          <text:list>
            <text:list-item>
              <text:h text:style-name="P9" text:outline-level="2">Produktleistungen</text:h>
            </text:list-item>
          </text:list>
        </text:list-item>
      </text:list>
      <text:p text:style-name="P1">Unter Produktleistungen werden alle Anforderungen aufgeführt, die zeitbezogen oder umfangsbezogen sind, z.B. maximale Dialogantwortzeiten bei speziellen Funktionen, maximaler Datenumfang bzw. Datendurchsatz (Durchschnittswerte und Spitzenbelastung), Genauigkeit bei numerischen Daten usw.</text:p>
      <text:p text:style-name="P1">Die einzelnen Leistungsanforderungen werden analog wie die Funktionsanforderungen numeriert, allerdings mit dem vorangestellten Buchstaben L (z.B. /L30/).</text:p>
      <text:list xml:id="list38753482" text:continue-numbering="true" text:style-name="WW8Num1">
        <text:list-item>
          <text:list>
            <text:list-item>
              <text:h text:style-name="P9" text:outline-level="2">Benutzungsoberfläche</text:h>
            </text:list-item>
          </text:list>
        </text:list-item>
      </text:list>
      <text:p text:style-name="P1">In diesem Kapitel werden grundlegende Anforderungen an die Benutzungsoberfläche festgelegt.</text:p>
      <text:p text:style-name="P1">In Abhängigkeit vom Produkt sollten folgende Gesichtspunkte berücksichtigt bzw. festgelegt werden:</text:p>
      <text:list xml:id="list3676453092725856468" text:style-name="WW8Num11">
        <text:list-item>
          <text:p text:style-name="P5">Bildschirmlayout,</text:p>
        </text:list-item>
        <text:list-item>
          <text:p text:style-name="P5">Drucklayout,</text:p>
        </text:list-item>
        <text:list-item>
          <text:p text:style-name="P5">Tastaturbelegung,</text:p>
        </text:list-item>
        <text:list-item>
          <text:p text:style-name="P5">Dialogstruktur usw.</text:p>
        </text:list-item>
      </text:list>
      <text:p text:style-name="P1">Die Festlegungen sollten sich auf die produktspezifischen Ausprägungen beschränken, die nicht durch das Qualitätsmerkmal Benutzungsfreundlichkeit im Kapitel 8 Qualitätszielbestimmung abgedeckt wird.</text:p>
      <text:p text:style-name="P1">Die einzelnen Anforderungen werden analog wie die Funktionsanforderungen nummeriert, allerdings mit dem voran gesetzten Buchstaben B.</text:p>
      <text:p text:style-name="P1">Bei Produkten, die keine Benutzungsoberfläche besitzen, werden hier analog die Schnittstellenkonventionen beschrieben, die für das anwendende System wichtig sind.</text:p>
      <text:list xml:id="list38750146" text:continue-list="list38753482" text:style-name="WW8Num1">
        <text:list-item>
          <text:list>
            <text:list-item>
              <text:h text:style-name="P9" text:outline-level="2">Qualitätszielbestimmung</text:h>
            </text:list-item>
          </text:list>
        </text:list-item>
      </text:list>
      <text:p text:style-name="P1">In diesem Kapitel wird festgelegt, welche Qualitätsmerkmale das zu entwickelnde Produkt in welcher Qualitätsstufe besitzen soll.</text:p>
      <text:p text:style-name="P1">Voraussetzung für die Qualitätszielbestimmung ist, dass die Qualitätsmerkmale in operationalisierter Form vorliegen. </text:p>
      <text:p text:style-name="P1">Die operationalisierten Qualitätsmerkmale sind als Anhang dem Pflichtenheft beizufügen, wenn sie nicht als allgemeine Richtlinie (Standard, Werknorm) zur Verfügung stehen.</text:p>
      <text:list xml:id="list38764615" text:continue-numbering="true" text:style-name="WW8Num1">
        <text:list-item>
          <text:list>
            <text:list-item>
              <text:h text:style-name="P9" text:outline-level="2">Globale Testszenarien/Testfälle</text:h>
            </text:list-item>
          </text:list>
        </text:list-item>
      </text:list>
      <text:p text:style-name="P3">Testfall 1</text:p>
      <text:p text:style-name="P3">Testfall 2 usw.</text:p>
      <text:p text:style-name="P1"/>
      <text:p text:style-name="P1">In diesem Kapitel werden anwendungsbezogene Testfälle zusammengestellt, die im allgemeinen mehrere Produktfunktionen in Anspruch nehmen.</text:p>
      <text:p text:style-name="P1">Während die Testfälle pro Funktion aus den Funktionsanforderungen abgeleitet werden, sollen in diesem Kapitel globale Testfälle aufgeführt werden. Diese Testfälle sind dann für den Abnahmetest zu verwenden.</text:p>
      <text:list xml:id="list38740783" text:continue-numbering="true" text:style-name="WW8Num1">
        <text:list-item>
          <text:list>
            <text:list-item>
              <text:h text:style-name="P9" text:outline-level="2"><text:soft-page-break/>Entwicklungsumgebung</text:h>
            </text:list-item>
          </text:list>
        </text:list-item>
      </text:list>
      <text:p text:style-name="P3">Software</text:p>
      <text:p text:style-name="P3">Hardware</text:p>
      <text:p text:style-name="P3">Orgware</text:p>
      <text:p text:style-name="P3">Entwicklungsschnittstellen</text:p>
      <text:p text:style-name="P1"/>
      <text:p text:style-name="P1">In diesem Kapitel wird die Entwicklungsumgebung des Produktes beschrieben.</text:p>
      <text:p text:style-name="P1">Es wird festgelegt, welche Konfiguration bzgl. Software, Hardware und Orgware für die Entwicklung des Produktes benötigt wird. Diese Festlegungen sind insbesondere dann notwendig, wenn Entwicklungs- und Zielmaschine unterschiedlich sind.</text:p>
      <text:p text:style-name="P1">Bei Entwicklungsschnittstellen ist unter Umständen aufzuführen, über welche einzuhaltenden Hardware- und Softwareschnittstellen Entwicklungs- und Zielrechner gekoppelt sind.</text:p>
      <text:p text:style-name="P1">Unter Software ist insbesondere aufzuführen, welche Softwarewerkzeuge, z.B. Compiler usw., benötigt werden.</text:p>
      <text:list xml:id="list38736642" text:continue-numbering="true" text:style-name="WW8Num1">
        <text:list-item>
          <text:list>
            <text:list-item>
              <text:h text:style-name="P9" text:outline-level="2">Ergänzungen</text:h>
            </text:list-item>
          </text:list>
        </text:list-item>
      </text:list>
      <text:p text:style-name="P1">In diesem Kapitel werden Ergänzungen oder spezielle Anforderungen beschrieben, die über die aufgeführten Kapitel 1 bis 10 hinausgehen.</text:p>
      <text:p text:style-name="P1">Beispielsweise können hier Installationsbedingungen festgelegt werden wie:</text:p>
      <text:list xml:id="list1065034322321344531" text:style-name="WW8Num3">
        <text:list-item>
          <text:p text:style-name="P6">bauliche und räumliche Voraussetzungen,</text:p>
        </text:list-item>
        <text:list-item>
          <text:p text:style-name="P6">Bereitstellung von Testdaten,</text:p>
        </text:list-item>
        <text:list-item>
          <text:p text:style-name="P6">Bereitstellung von Hilfspersonal.</text:p>
        </text:list-item>
      </text:list>
      <text:p text:style-name="P1">Außerdem können hier zu berücksichtigende Normen, Vorschriften, Patente</text:p>
      <text:p text:style-name="P1">und Lizenzen aufgeführt werden.</text:p>
      <text:p text:style-name="P1">Oft ist es sinnvoll, alle im Pflichtenheft verwendeten Fachbegriffe zu definieren. Damit soll sichergestellt werden, dass eine einheitliche Terminologie auch in den späteren Phasen verwendet wird. Außerdem sollen dadurch Missverständnisse von vornherein vermieden werden. Ein solches Glossar oder Begriffslexikon kann in diesem Kapitel oder im Anhang angelegt werden.</text:p>
      <text:p text:style-name="P1"/>
      <text:h text:style-name="P11" text:outline-level="2">Verteilung der Aufgaben zwischen den Projektteilnehmer</text:h>
      <text:p text:style-name="P1">Z.B.: </text:p>
      <text:p text:style-name="P1">M. Müller: /F10/-/F100/</text:p>
      <text:p text:style-name="Standard">M. Meyer: /F110/-/F120/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Standard" style:default-outline-level="2" style:list-style-name="WW8Num1"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5:57:53.903000000</meta:creation-date>
    <meta:generator>OpenOffice/4.0.1$Win32 OpenOffice.org_project/401m5$Build-9714</meta:generator>
    <dc:date>2015-10-26T18:58:30.42</dc:date>
    <meta:editing-duration>PT41M6S</meta:editing-duration>
    <meta:editing-cycles>7</meta:editing-cycles>
    <meta:document-statistic meta:table-count="0" meta:image-count="0" meta:object-count="0" meta:page-count="4" meta:paragraph-count="97" meta:word-count="1040" meta:character-count="8682"/>
  </office:meta>
</office:document-meta>
</file>